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cf8672" officeooo:paragraph-rsid="03cf8672" style:font-size-asian="9.60000038146973pt" style:font-size-complex="11pt"/>
    </style:style>
    <style:style style:name="P4"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0c2af" officeooo:paragraph-rsid="03d0c2af" style:font-size-asian="9.60000038146973pt" style:font-size-complex="11pt"/>
    </style:style>
    <style:style style:name="P5"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3cd30" officeooo:paragraph-rsid="03d3cd30" style:font-size-asian="9.60000038146973pt" style:font-size-complex="11pt"/>
    </style:style>
    <style:style style:name="P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71a2e" officeooo:paragraph-rsid="03d71a2e"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8e749" officeooo:paragraph-rsid="03d8e749"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abf2d" officeooo:paragraph-rsid="03dabf2d" style:font-size-asian="9.60000038146973pt" style:font-size-complex="11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rsid="03cce327" officeooo:paragraph-rsid="03cce327" style:font-size-asian="12.25pt" style:font-size-complex="14pt"/>
    </style:style>
    <style:style style:name="P10"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3cce327" officeooo:paragraph-rsid="03cce327" style:font-size-asian="12.25pt" style:font-size-complex="14pt"/>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3e4a072" officeooo:paragraph-rsid="03e4a072"/>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3e6dc5e" officeooo:paragraph-rsid="03e6dc5e"/>
    </style:style>
    <style:style style:name="P13" style:family="paragraph" style:parent-style-name="Standard">
      <style:paragraph-properties fo:text-align="justify" style:justify-single-word="false"/>
      <style:text-properties officeooo:paragraph-rsid="03dd5e36"/>
    </style:style>
    <style:style style:name="P14" style:family="paragraph" style:parent-style-name="Standard">
      <style:paragraph-properties fo:text-align="justify" style:justify-single-word="false"/>
      <style:text-properties officeooo:rsid="03e0dff3" officeooo:paragraph-rsid="03e0dff3"/>
    </style:style>
    <style:style style:name="T1" style:family="text">
      <style:text-properties officeooo:rsid="03acc3d8"/>
    </style:style>
    <style:style style:name="T2" style:family="text">
      <style:text-properties style:text-underline-style="none"/>
    </style:style>
    <style:style style:name="T3" style:family="text">
      <style:text-properties style:text-underline-style="none" officeooo:rsid="03d1f1a8"/>
    </style:style>
    <style:style style:name="T4" style:family="text">
      <style:text-properties style:text-underline-style="none" officeooo:rsid="03d451be"/>
    </style:style>
    <style:style style:name="T5" style:family="text">
      <style:text-properties style:text-underline-style="none" officeooo:rsid="03d5f6aa"/>
    </style:style>
    <style:style style:name="T6" style:family="text">
      <style:text-properties style:text-underline-style="none" officeooo:rsid="03d8a426"/>
    </style:style>
    <style:style style:name="T7" style:family="text">
      <style:text-properties style:text-underline-style="none" officeooo:rsid="03d8f681"/>
    </style:style>
    <style:style style:name="T8" style:family="text">
      <style:text-properties style:text-underline-style="none" officeooo:rsid="03dbe32e"/>
    </style:style>
    <style:style style:name="T9" style:family="text">
      <style:text-properties style:font-name="Times New Roman" fo:font-size="11pt" style:text-underline-style="solid" style:text-underline-width="auto" style:text-underline-color="font-color" officeooo:rsid="03dd5e36" style:font-size-asian="9.60000038146973pt" style:font-size-complex="11pt"/>
    </style:style>
    <style:style style:name="T10" style:family="text">
      <style:text-properties style:font-name="Times New Roman" fo:font-size="11pt" style:text-underline-style="none" officeooo:rsid="03dbe32e" style:font-size-asian="9.60000038146973pt" style:font-size-complex="11pt"/>
    </style:style>
    <style:style style:name="T11" style:family="text">
      <style:text-properties style:font-name="Times New Roman" fo:font-size="11pt" style:text-underline-style="none" officeooo:rsid="03dd5e36" style:font-size-asian="9.60000038146973pt" style:font-size-complex="11pt"/>
    </style:style>
    <style:style style:name="T12" style:family="text">
      <style:text-properties officeooo:rsid="03cb6890"/>
    </style:style>
    <style:style style:name="T13" style:family="text">
      <style:text-properties style:font-name="Times New Roman" fo:font-size="11pt" style:text-underline-style="solid" style:text-underline-width="auto" style:text-underline-color="font-color" style:font-size-asian="11pt" style:font-size-complex="11pt"/>
    </style:style>
    <style:style style:name="T14" style:family="text">
      <style:text-properties style:font-name="Times New Roman" fo:font-size="11pt" style:text-underline-style="solid" style:text-underline-width="auto" style:text-underline-color="font-color" officeooo:rsid="03df1f15" style:font-size-asian="11pt" style:font-size-complex="11pt"/>
    </style:style>
    <style:style style:name="T15" style:family="text">
      <style:text-properties style:font-name="Times New Roman" fo:font-size="11pt" style:text-underline-style="none" style:font-size-asian="11pt" style:font-size-complex="11pt"/>
    </style:style>
    <style:style style:name="T16" style:family="text">
      <style:text-properties style:font-name="Times New Roman" fo:font-size="11pt" style:text-underline-style="none" officeooo:rsid="03e2bf7b" style:font-size-asian="11pt" style:font-size-complex="11pt"/>
    </style:style>
    <style:style style:name="T17" style:family="text">
      <style:text-properties style:font-name="Times New Roman" fo:font-size="11pt" style:text-underline-style="none" officeooo:rsid="03e5ef3e" style:font-size-asian="11pt" style:font-size-complex="11pt"/>
    </style:style>
    <style:style style:name="T18" style:family="text">
      <style:text-properties style:font-name="Times New Roman" fo:font-size="11pt" style:font-size-asian="11pt" style:font-size-complex="11pt"/>
    </style:style>
    <style:style style:name="T19" style:family="text">
      <style:text-properties style:font-name="Times New Roman" fo:font-size="11pt" officeooo:rsid="03e2bf7b"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oit International Privé</text:p>
      <text:p text:style-name="P9"><text:span text:style-name="T2"/></text:p>
      <text:p text:style-name="P9"><text:span text:style-name="T2"/></text:p>
      <text:p text:style-name="P10"><text:span text:style-name="T2"/></text:p>
      <text:p text:style-name="P3"><text:span text:style-name="T2">Le droit international privé est nécessaire et utilisé en cas de litiges entre personnes privées faisant appel à un élément d’extranéité. Cet élément suppose que l’on applique un droit spécifique, le </text:span>Droit International Privé<text:span text:style-name="T2">.<text:line-break/></text:span></text:p>
      <text:p text:style-name="P4"><text:span text:style-name="T2">Pourquoi a-t-on besoin d’un droit spécifique ? Pour décider </text:span><text:span text:style-name="T3">de deux questions essentiels</text:span><text:span text:style-name="T2"> :<text:line-break/>Quels juge est compétent pour juger, Quel droit sera utiliser par ce juge lors du jugement ?<text:line-break/></text:span></text:p>
      <text:p text:style-name="P5"><text:span text:style-name="T2">Dans l’exemple de Jhonny, le Trust est l’élément d’extranéité. Le juge de Nanterre décide s’il est compétent ou non car c’est lui qui est saisi en premier. Il s’appuie pour cela sur </text:span>Le Règlement Européen<text:span text:style-name="T2">, en particulier le </text:span>Règlement Succession<text:span text:style-name="T2">. </text:span><text:span text:style-name="T4">Sa compétence juridictionnelle </text:span><text:span text:style-name="T5">doit</text:span><text:span text:style-name="T4"> s’appuyer </text:span><text:span text:style-name="T5">sur des éléments factuels avec preuve, comme le lieu de résidence habituelle. </text:span></text:p>
      <text:p text:style-name="P5"><text:span text:style-name="T5"/></text:p>
      <text:p text:style-name="P6"><text:span text:style-name="T5">L</text:span><text:span text:style-name="T2">e Droit International Privé ne garantie pas une coordination Internationale, que se passe-t-il en cas de deux juge <text:s/>différents ? Ce n’est pas la loi du plus fort qui prime mais la </text:span>Date de Saisinne<text:span text:style-name="T2">, </text:span><text:span text:style-name="T6">quel juge a été saisi en premier ?<text:line-break/></text:span></text:p>
      <text:p text:style-name="P7"><text:span text:style-name="T6">D</text:span><text:span text:style-name="T2">ans le cas ou deux juges auraient été saisis de la même affaire, on entre dans une situation de </text:span>Litispendance<text:span text:style-name="T2">, dans laquelle le second juge doit attendre la délibération du premier pour éventuellement rendre son jugement sur la question. </text:span><text:span text:style-name="T7">Si le premier juge se juge compétent alors le second ne rendra pas de jugement, sinon le second juge se prononcera. </text:span></text:p>
      <text:p text:style-name="P7"><text:span text:style-name="T7"/></text:p>
      <text:p text:style-name="P8"><text:span text:style-name="T7">N</text:span><text:span text:style-name="T2">éanmoins ce qui est simple n’est pas juridique, </text:span>le juge n’applique pas forcément son droit<text:span text:style-name="T2">. </text:span><text:span text:style-name="T8">Si le droit étranger vient alors la question de la traduction du texte de base, afin de comprendre et appliquer la loi. Les différentes parties chercheront sûrement à plaider en faveur de leur interprétation de la loi.</text:span></text:p>
      <text:p text:style-name="P8"><text:span text:style-name="T8"/></text:p>
      <text:p text:style-name="P13"><text:span text:style-name="T10">V</text:span><text:span text:style-name="T11">ient alors l’application du jugement toujours avec cet exemple de succession de Jhonny. Comment prendre des biens appartenant au Trust ? On parle alors de </text:span><text:span text:style-name="T9">bon sens international</text:span><text:span text:style-name="T11"> avec notamment la </text:span><text:span text:style-name="T9">Conférence de la Haye de Droit International Privé</text:span><text:span text:style-name="T11"> qui met en place la </text:span><text:span text:style-name="T13">Convention sur la </text:span><text:span text:style-name="T14">R</text:span><text:span text:style-name="T13">econnaissance et l’</text:span><text:span text:style-name="T14">E</text:span><text:span text:style-name="T13">xécution des </text:span><text:span text:style-name="T14">J</text:span><text:span text:style-name="T13">ugements </text:span><text:span text:style-name="T14">É</text:span><text:span text:style-name="T13">trangers en </text:span><text:span text:style-name="T14">M</text:span><text:span text:style-name="T13">atière </text:span><text:span text:style-name="T14">C</text:span><text:span text:style-name="T13">ivile ou </text:span><text:span text:style-name="T14">C</text:span><text:span text:style-name="T13">ommerciale.</text:span></text:p>
      <text:p text:style-name="P13"><text:span text:style-name="T15"/></text:p>
      <text:p text:style-name="P14"><text:span text:style-name="T15">Une exception à l’application peut tout de même être faite avec l’</text:span><text:span text:style-name="T13">Exception d’Ordre Public International</text:span><text:span text:style-name="T15">, qui permet de rejeter un droit étranger qui « atteint à notre conception française de l’ordre public », </text:span><text:span text:style-name="T16">exemple de la réserve héréditaire en cas de souffrance d’un descendant. </text:span></text:p>
      <text:p text:style-name="P14"><text:span text:style-name="T16"/></text:p>
      <text:p text:style-name="P11"><text:span text:style-name="T19">L</text:span><text:span text:style-name="T18">a Capacité Indirecte du Juge Étranger</text:span><text:span text:style-name="T15">, est la troisième phase du Droit International Privé. </text:span><text:span text:style-name="T17">La pluralité des droits étrangers entraîne un conflit, le Droit International Privé créant une pluralité et diversité des lois et donc de possibles conflits.</text:span></text:p>
      <text:p text:style-name="P11"><text:span text:style-name="T17"/></text:p>
      <text:p text:style-name="P12"><text:span text:style-name="T17">N</text:span><text:span text:style-name="T15">éanmoins dans certains domaines, il faut une décision conforme internationalement, comme c’est le cas par exemple pour la </text:span><text:span text:style-name="T18">Convention de Viennes sur la vente internationale de Marchandises</text:span><text:span text:style-name="T15"> rédigée par la CNUSI.<text:line-break/></text:span></text:p>
      <text:p text:style-name="P12"><text:span text:style-name="T1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cb6890"/>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Droit International Privé</text:span></text:p>
      </style:header>
      <style:footer>
        <text:p text:style-name="MP2"><text:span text:style-name="MT2">Premier Semestre</text:span><text:tab/><text:tab/><text:page-number text:select-page="current">1</text:page-number>/<text:page-count>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05T18:55:31.183986686</dc:date>
    <meta:editing-duration>P1DT52M33S</meta:editing-duration>
    <meta:editing-cycles>970</meta:editing-cycles>
    <meta:document-statistic meta:table-count="0" meta:image-count="0" meta:object-count="0" meta:page-count="1" meta:paragraph-count="13" meta:word-count="459" meta:character-count="2881" meta:non-whitespace-character-count="2425"/>
  </office:meta>
</office:document-meta>
</file>